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65in" style:rel-column-width="4369*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N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O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16d892" style:font-weight-asian="bold" style:font-weight-complex="bold"/>
    </style:style>
    <style:style style:name="P2" style:family="paragraph" style:parent-style-name="Standard">
      <style:text-properties fo:font-weight="normal" officeooo:rsid="0016d892" officeooo:paragraph-rsid="0016d892" style:font-weight-asian="normal" style:font-weight-complex="normal"/>
    </style:style>
    <style:style style:name="P3" style:family="paragraph" style:parent-style-name="Standard">
      <style:text-properties fo:font-weight="normal" officeooo:rsid="00173ed2" officeooo:paragraph-rsid="00173ed2" style:font-weight-asian="normal" style:font-weight-complex="normal"/>
    </style:style>
    <style:style style:name="P4" style:family="paragraph" style:parent-style-name="Standard">
      <style:text-properties fo:font-weight="normal" officeooo:rsid="00173ed2" officeooo:paragraph-rsid="0018ffd6" style:font-weight-asian="normal" style:font-weight-complex="normal"/>
    </style:style>
    <style:style style:name="P5" style:family="paragraph" style:parent-style-name="Standard">
      <style:text-properties fo:font-weight="normal" officeooo:rsid="0018ffd6" officeooo:paragraph-rsid="0018ffd6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6d892" officeooo:paragraph-rsid="0016d892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fo:font-weight="normal" officeooo:rsid="00173ed2" officeooo:paragraph-rsid="001bee4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73ed2" officeooo:paragraph-rsid="001bee4f" style:font-weight-asian="normal" style:font-weight-complex="normal"/>
    </style:style>
    <style:style style:name="P10" style:family="paragraph" style:parent-style-name="Standard">
      <style:text-properties fo:font-weight="normal" officeooo:rsid="0018ffd6" officeooo:paragraph-rsid="001bee4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8ffd6" officeooo:paragraph-rsid="001bee4f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8ffd6" officeooo:paragraph-rsid="001c1121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c1121" officeooo:paragraph-rsid="001c1121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c1121" officeooo:paragraph-rsid="001da051" style:font-weight-asian="normal" style:font-weight-complex="normal"/>
    </style:style>
    <style:style style:name="P15" style:family="paragraph" style:parent-style-name="Standard">
      <style:text-properties fo:font-weight="normal" officeooo:rsid="001e902e" officeooo:paragraph-rsid="001e902e" style:font-weight-asian="normal" style:font-weight-complex="normal"/>
    </style:style>
    <style:style style:name="P16" style:family="paragraph" style:parent-style-name="Standard">
      <style:text-properties fo:font-weight="normal" officeooo:rsid="002031b8" officeooo:paragraph-rsid="002031b8" style:font-weight-asian="normal" style:font-weight-complex="normal"/>
    </style:style>
    <style:style style:name="P17" style:family="paragraph" style:parent-style-name="Standard">
      <style:text-properties fo:font-weight="normal" officeooo:rsid="002207e6" officeooo:paragraph-rsid="002207e6" style:font-weight-asian="normal" style:font-weight-complex="normal"/>
    </style:style>
    <style:style style:name="P18" style:family="paragraph" style:parent-style-name="Standard" style:list-style-name="L1">
      <style:text-properties officeooo:paragraph-rsid="001bee4f"/>
    </style:style>
    <style:style style:name="P19" style:family="paragraph" style:parent-style-name="Standard">
      <style:text-properties fo:font-weight="bold" officeooo:paragraph-rsid="001c1121" style:font-weight-asian="bold" style:font-weight-complex="bold"/>
    </style:style>
    <style:style style:name="P20" style:family="paragraph" style:parent-style-name="Standard">
      <style:text-properties fo:font-weight="bold" officeooo:paragraph-rsid="0016d892" style:font-weight-asian="bold" style:font-weight-complex="bold"/>
    </style:style>
    <style:style style:name="P21" style:family="paragraph" style:parent-style-name="Standard">
      <style:text-properties fo:font-weight="bold" officeooo:rsid="001e902e" officeooo:paragraph-rsid="0016d892" style:font-weight-asian="bold" style:font-weight-complex="bold"/>
    </style:style>
    <style:style style:name="T1" style:family="text">
      <style:text-properties officeooo:rsid="0016d892"/>
    </style:style>
    <style:style style:name="T2" style:family="text">
      <style:text-properties officeooo:rsid="00173ed2"/>
    </style:style>
    <style:style style:name="T3" style:family="text">
      <style:text-properties officeooo:rsid="001bee4f"/>
    </style:style>
    <style:style style:name="T4" style:family="text">
      <style:text-properties fo:font-weight="normal" officeooo:rsid="00173ed2" style:font-weight-asian="normal" style:font-weight-complex="normal"/>
    </style:style>
    <style:style style:name="T5" style:family="text">
      <style:text-properties fo:font-weight="normal" officeooo:rsid="001bee4f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officeooo:rsid="00173ed2" style:font-weight-asian="normal" style:font-weight-complex="normal"/>
    </style:style>
    <style:style style:name="T8" style:family="text">
      <style:text-properties style:text-position="sub 58%" officeooo:rsid="00173ed2"/>
    </style:style>
    <style:style style:name="T9" style:family="text">
      <style:text-properties style:text-position="sub 58%" officeooo:rsid="001c1121"/>
    </style:style>
    <style:style style:name="T10" style:family="text">
      <style:text-properties fo:font-weight="bold" officeooo:rsid="001bee4f" style:font-weight-asian="bold" style:font-weight-complex="bold"/>
    </style:style>
    <style:style style:name="T11" style:family="text">
      <style:text-properties fo:font-weight="bold" officeooo:rsid="00173ed2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c1121"/>
    </style:style>
    <style:style style:name="T14" style:family="text">
      <style:text-properties style:text-position="0% 100%" officeooo:rsid="00173ed2"/>
    </style:style>
    <style:style style:name="T15" style:family="text">
      <style:text-properties style:text-position="0% 100%" officeooo:rsid="001bee4f"/>
    </style:style>
    <style:style style:name="T16" style:family="text">
      <style:text-properties style:text-position="0% 100%" officeooo:rsid="001da051"/>
    </style:style>
    <style:style style:name="T17" style:family="text">
      <style:text-properties style:text-position="0% 100%" officeooo:rsid="001e902e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ann ist die L<text:span text:style-name="T1">ä</text:span>nge eines Pfades zwischen zwei Punkten p und q unter 4-Nachbarschaft gleich der Cityblock-Distanz zwischen diesen beiden Punkten? Ist dieser Pfad eindeutig? Machen Sie eine Skizze!</text:p>
      <text:p text:style-name="P1"/>
      <table:table table:name="Table1" table:style-name="Table1">
        <table:table-column table:style-name="Table1.A" table:number-columns-repeated="15"/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O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6">p</text:p>
          </table:table-cell>
          <table:table-cell table:style-name="Table1.N9" office:value-type="string">
            <text:p text:style-name="P7">*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6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>*</text:p>
          </table:table-cell>
          <table:table-cell table:style-name="Table1.N9" office:value-type="string">
            <text:p text:style-name="P7">*</text:p>
          </table:table-cell>
          <table:table-cell table:style-name="Table1.N9" office:value-type="string">
            <text:p text:style-name="P7">*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>*</text:p>
          </table:table-cell>
          <table:table-cell table:style-name="Table1.N9" office:value-type="string">
            <text:p text:style-name="P6">q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N9" office:value-type="string">
            <text:p text:style-name="P7"/>
          </table:table-cell>
          <table:table-cell table:style-name="Table1.O9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N10" office:value-type="string">
            <text:p text:style-name="P7"/>
          </table:table-cell>
          <table:table-cell table:style-name="Table1.O10" office:value-type="string">
            <text:p text:style-name="P7"/>
          </table:table-cell>
        </table:table-row>
      </table:table>
      <text:p text:style-name="P1"/>
      <text:p text:style-name="P2">| x 1 − x 2 | + | y 1 − y 2 | = 4 + 2 = 6</text:p>
      <text:p text:style-name="P2"/>
      <text:p text:style-name="P2">Der Pfad darf maximal <text:s/>| x 1 − x 2 | in x-Richtung und maximal | y 1 − y 2 | Schritte in y-Richtung gehen.</text:p>
      <text:p text:style-name="P3">Nö</text:p>
      <text:p text:style-name="P1"/>
      <text:p text:style-name="P1"/>
      <text:p text:style-name="P19">2. Erk<text:span text:style-name="T1">lä</text:span>ren Sie die in der Vorlesung behandelten und h¨aufig in der Bildverarbeitung benutzten Normen und deren Berechnung. <text:line-break/>Gegeben sei x = 6, y = − 1/6 , a = (7, 2, 10)^T und b = (3, 0, 1). <text:line-break/>Berechnen Sie: <text:span text:style-name="T2">||</text:span>xa<text:span text:style-name="T2">||</text:span><text:span text:style-name="T7">2</text:span>, <text:span text:style-name="T2">||</text:span>a<text:span text:style-name="T2">^</text:span>T b<text:span text:style-name="T2">^</text:span>T <text:span text:style-name="T2">||</text:span>∞, <text:span text:style-name="T2">||</text:span>ba<text:span text:style-name="T2">||</text:span><text:span text:style-name="T7">2</text:span>, <text:span text:style-name="T2">||</text:span>a<text:span text:style-name="T2">||</text:span><text:span text:style-name="T6">1</text:span>, <text:span text:style-name="T2">||</text:span>y<text:span text:style-name="T2">||</text:span>∞, <text:span text:style-name="T2">||</text:span>b<text:span text:style-name="T2">||</text:span>∞ und <text:span text:style-name="T2">||</text:span>a − b<text:span text:style-name="T2">^</text:span>T <text:span text:style-name="T2">||</text:span><text:span text:style-name="T8">1 </text:span>.</text:p>
      <text:p text:style-name="P1"/>
      <text:p text:style-name="P3">D 8 ist die Metrik der L ∞ -Norm ( Maximumsnorm ), <text:line-break/>D 4 die der L 1 -Norm ( Betragssummennorm ) und <text:line-break/>D e die der L 2 -Norm ( euklidische Norm ). <text:line-break/>Die Berechnung der L p -Norm wird durch || . || p angegeben</text:p>
      <text:p text:style-name="P3"/>
      <text:list xml:id="list3715012917851891191" text:style-name="L1">
        <text:list-item>
          <text:p text:style-name="P18"><text:span text:style-name="T4">||xa||</text:span><text:span text:style-name="T7">2</text:span><text:span text:style-name="T4"> = </text:span><text:span text:style-name="T5">x*</text:span><text:span text:style-name="T4">||a||2 <text:tab/></text:span><text:span text:style-name="T5">= <text:s/>6 * sqrt(| x1 |^2+ | y1 |^2 + | z1 |^2) </text:span></text:p>
          <text:p text:style-name="P9"><text:span text:style-name="T3"><text:tab/><text:tab/><text:tab/>= <text:s/>6 * sqrt( 49 + 4 + 100 )</text:span></text:p>
          <text:p text:style-name="P18"><text:tab/><text:tab/><text:tab/><text:span text:style-name="T3">= <text:s/>6 * sqrt( 153 )</text:span></text:p>
        </text:list-item>
        <text:list-item>
          <text:p text:style-name="P11"><text:span text:style-name="T10"><text:s/></text:span><text:span text:style-name="T11">||</text:span><text:span text:style-name="T3">a^T b^T</text:span><text:span text:style-name="T10"> </text:span><text:span text:style-name="T11">||</text:span><text:span text:style-name="T10">∞ = </text:span><text:span text:style-name="T3">|| (7,2,10) ,(3,0,1)^T ||∞ = || 31 || = 31</text:span></text:p>
          <text:p text:style-name="P11"/>
        </text:list-item>
        <text:list-item>
          <text:p text:style-name="P11"><text:span text:style-name="T2">||</text:span>ba<text:span text:style-name="T2">||</text:span><text:span text:style-name="T8">2</text:span> = <text:span text:style-name="T3">|| (3,0,1),(7,2,10)^T ||</text:span><text:span text:style-name="T8">2</text:span><text:span text:style-name="T3"> = || 31 || = 31<text:line-break/></text:span></text:p>
        </text:list-item>
        <text:list-item>
          <text:p text:style-name="P12"><text:span text:style-name="T2">||</text:span>a<text:span text:style-name="T2">||</text:span><text:span text:style-name="T6">1</text:span><text:span text:style-name="T9"> </text:span><text:span text:style-name="T13">= </text:span><text:span text:style-name="T15">sqrt( 49 + 4 + 100 ) </text:span><text:span text:style-name="T13">= </text:span><text:span text:style-name="T15">sqrt( 153 )<text:line-break/></text:span></text:p>
        </text:list-item>
        <text:list-item>
          <text:p text:style-name="P12"><text:span text:style-name="T14">||</text:span><text:span text:style-name="T15">y</text:span><text:span text:style-name="T14">||</text:span><text:span text:style-name="T15">∞ </text:span><text:span text:style-name="T13">= <text:s/>max| -1/6 | = <text:s/>1/6 <text:line-break/></text:span></text:p>
        </text:list-item>
        <text:list-item>
          <text:p text:style-name="P13"><text:span text:style-name="T14">||</text:span><text:span text:style-name="T12">b</text:span><text:span text:style-name="T14">||</text:span><text:span text:style-name="T12">∞ = </text:span><text:span text:style-name="T16">max | 3, 0, 1 | = 3<text:line-break/></text:span></text:p>
        </text:list-item>
        <text:list-item>
          <text:p text:style-name="P14"><text:span text:style-name="T14">||</text:span><text:span text:style-name="T16">a − b</text:span><text:span text:style-name="T14">^</text:span><text:span text:style-name="T16">T </text:span><text:span text:style-name="T14">||</text:span><text:span text:style-name="T8">1 </text:span><text:span text:style-name="T16">= || (4, 2, 9)^T || = </text:span><text:span text:style-name="T17">15</text:span></text:p>
        </text:list-item>
      </text:list>
      <text:p text:style-name="P8"/>
      <text:p text:style-name="P5"/>
      <text:p text:style-name="P10"><text:soft-page-break/></text:p>
      <text:p text:style-name="P5"/>
      <text:p text:style-name="P4"/>
      <text:p text:style-name="P1"/>
      <text:p text:style-name="P1">3. Ein RGB-Farbbild soll in ein Grauwertbild umgewandelt werden. Geben Sie eine allgemeine und eine spezielle Berechnungsvorschrift (z.B. psychologisch, wahrnehmungsorientiert) dafur an. ¨ Geben Sie eine Funktion an, die das RGB-Bild in ein Bin¨arbild umwandelt.</text:p>
      <text:p text:style-name="P21"/>
      <text:p text:style-name="P15">Farbbild → Grauwertbild</text:p>
      <text:p text:style-name="P15">Allgemein: Grauwert = (R + G + B)/3</text:p>
      <text:p text:style-name="P15">Menschlich: Grauwert = 0.299 R + 0.587 G + 0.144 B</text:p>
      <text:p text:style-name="P15"/>
      <text:p text:style-name="P15">Farbbild → Binärbild</text:p>
      <text:p text:style-name="P15">- alle Grauwerte unterhalb eines Schwellenwertes werden schwarz, alle anderen weiß</text:p>
      <text:p text:style-name="P15"/>
      <text:p text:style-name="P15">int limit;</text:p>
      <text:p text:style-name="P15">int color = getColor();</text:p>
      <text:p text:style-name="P15">if ( color &lt; limit )</text:p>
      <text:p text:style-name="P15"><text:tab/>binaryvalue = 0;</text:p>
      <text:p text:style-name="P15">else</text:p>
      <text:p text:style-name="P15"><text:tab/>binaryvalue = 255;</text:p>
      <text:p text:style-name="P1"/>
      <text:p text:style-name="P1">4. Ein Bild mit schlechter Ortsaufl¨osung ist schwieriger zu interpretieren als eines mit schlechter Kontrastaufl¨osung. Geben Sie m¨ogliche Grunde daf ¨ ur an und erkl ¨ ¨aren Sie die beiden Begriffe Orts- und Kontrastaufl¨osung dabei.</text:p>
      <text:p text:style-name="P1"/>
      <text:p text:style-name="P16">Ortsauflösung:</text:p>
      <text:p text:style-name="P16">- Bild besteht aus fester Anzahl an Pixeln</text:p>
      <text:p text:style-name="P16">- kann durch Anzahl an Pixel in x- und y-Richtung angegeben</text:p>
      <text:p text:style-name="P16"/>
      <text:p text:style-name="P16">Konstrastauflösung:</text:p>
      <text:p text:style-name="P16">- Farbwert-/Graustufenunterschied zwischen den einzelnen Pixeln eines Bildes</text:p>
      <text:p text:style-name="P16"/>
      <text:p text:style-name="P17">Selbst bei wenigen Farbwert-/Graustufen kann man noch unterschiedliche Elemente in dem Bild erkennen. Bei fehlenden Pixeln ist das nicht mehr der Fall.</text:p>
      <text:p text:style-name="P1"/>
      <text:p text:style-name="P1">5. Erkl¨aren Sie die Begriffe: Zusammenh¨angende Gebiete, Homogenit¨atskriterium, Bildsemant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57:41.372384296</meta:creation-date>
    <meta:generator>LibreOffice/5.1.4.2$Linux_X86_64 LibreOffice_project/10m0$Build-2</meta:generator>
    <dc:date>2016-10-20T18:00:00.617991448</dc:date>
    <meta:editing-duration>PT18M34S</meta:editing-duration>
    <meta:editing-cycles>2</meta:editing-cycles>
    <meta:document-statistic meta:table-count="1" meta:image-count="0" meta:object-count="0" meta:page-count="2" meta:paragraph-count="53" meta:word-count="489" meta:character-count="2490" meta:non-whitespace-character-count="2034"/>
  </office:meta>
</office:document-meta>
</file>